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d2a38"/>
    </style:style>
    <style:style style:name="P2" style:family="paragraph" style:parent-style-name="Preformatted_20_Text">
      <style:paragraph-properties fo:orphans="1" style:writing-mode="lr-tb"/>
      <style:text-properties officeooo:paragraph-rsid="001d2a38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d2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reate a sine wave representation for the Collatz sequence based on energy packets</text:span></text:p>
      <text:p text:style-name="P2"/>
      <text:p text:style-name="P2"><text:span text:style-name="Source_20_Text"># Function to map Collatz sequence to sine wave points</text:span></text:p>
      <text:p text:style-name="P2"><text:span text:style-name="Source_20_Text">def sine_wave_energy(sequence):</text:span></text:p>
      <text:p text:style-name="P2"><text:span text:style-name="Source_20_Text"><text:s text:c="4"/>x = np.linspace(0, len(sequence), len(sequence) * 10) <text:s/># Smooth interpolation of x values</text:span></text:p>
      <text:p text:style-name="P2"><text:span text:style-name="Source_20_Text"><text:s text:c="4"/>y = np.zeros_like(x)</text:span></text:p>
      <text:p text:style-name="P2"><text:span text:style-name="Source_20_Text"><text:s text:c="4"/>for i, num in enumerate(sequence):</text:span></text:p>
      <text:p text:style-name="P2"><text:span text:style-name="Source_20_Text"><text:s text:c="8"/>amplitude = num <text:s/># Amplitude is the energy packet value</text:span></text:p>
      <text:p text:style-name="P2"><text:span text:style-name="Source_20_Text"><text:s text:c="8"/>wave_section = np.sin(2 * np.pi * (x - i)) * amplitude <text:s/># Sine wave for this segment</text:span></text:p>
      <text:p text:style-name="P2"><text:span text:style-name="Source_20_Text"><text:s text:c="8"/>y += wave_section * np.exp(-0.2 * np.abs(x - i)) <text:s/># Dampen the wave as it moves away</text:span></text:p>
      <text:p text:style-name="P2"><text:span text:style-name="Source_20_Text"><text:s text:c="4"/>return x, y</text:span></text:p>
      <text:p text:style-name="P2"/>
      <text:p text:style-name="P2"><text:span text:style-name="Source_20_Text"># Generate sine wave for the Collatz sequence of 27</text:span></text:p>
      <text:p text:style-name="P2"><text:span text:style-name="Source_20_Text">x_wave, y_wave = sine_wave_energy(collatz_sequence_result)</text:span></text:p>
      <text:p text:style-name="P2"/>
      <text:p text:style-name="P2"><text:span text:style-name="Source_20_Text"># Find the peak energy point</text:span></text:p>
      <text:p text:style-name="P2"><text:span text:style-name="Source_20_Text">peak_energy = np.max(y_wave)</text:span></text:p>
      <text:p text:style-name="P2"><text:span text:style-name="Source_20_Text">peak_index = np.argmax(y_wave)</text:span></text:p>
      <text:p text:style-name="P2"/>
      <text:p text:style-name="P2"><text:span text:style-name="Source_20_Text"># Plot the sine wave energy representation</text:span></text:p>
      <text:p text:style-name="P2"><text:span text:style-name="Source_20_Text">plt.figure(figsize=(12, 6))</text:span></text:p>
      <text:p text:style-name="P2"><text:span text:style-name="Source_20_Text">plt.plot(x_wave, y_wave, label="Energy Wave (Collatz Sequence)", color="blue")</text:span></text:p>
      <text:p text:style-name="P2"><text:span text:style-name="Source_20_Text">plt.scatter(x_wave[peak_index], peak_energy, color="red", label=f"Peak Energy: {peak_energy:.2f}", zorder=5)</text:span></text:p>
      <text:p text:style-name="P2"><text:span text:style-name="Source_20_Text">plt.axhline(1, color="green", linestyle="--", label="Attractor (1)")</text:span></text:p>
      <text:p text:style-name="P2"><text:span text:style-name="Source_20_Text">plt.title("Collatz Sequence as Sine Wave Energy System", fontsize=16)</text:span></text:p>
      <text:p text:style-name="P2"><text:span text:style-name="Source_20_Text">plt.xlabel("Wave Progression (Steps)", fontsize=14)</text:span></text:p>
      <text:p text:style-name="P2"><text:span text:style-name="Source_20_Text">plt.ylabel("Energy (Amplitude)", fontsize=14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49:18.781237620</meta:creation-date>
    <dc:date>2025-01-13T23:50:13.790153220</dc:date>
    <meta:editing-duration>PT55S</meta:editing-duration>
    <meta:editing-cycles>1</meta:editing-cycles>
    <meta:document-statistic meta:table-count="0" meta:image-count="0" meta:object-count="0" meta:page-count="1" meta:paragraph-count="26" meta:word-count="167" meta:character-count="1310" meta:non-whitespace-character-count="1126"/>
    <meta:generator>LibreOffice/24.2.7.2$Linux_X86_64 LibreOffice_project/420$Build-2</meta:generator>
  </office:meta>
</office:document-meta>
</file>